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>
      <style:text-properties style:font-name="Liberation Sans" style:font-name-asian="Source Han Sans CN Regular" style:font-name-complex="Lohit Devanagari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Tec/Etim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ontato</text:p>
          </table:table-cell>
          <table:table-cell office:value-type="string" calcext:value-type="string">
            <text:p>-Conc EscxTrabCursos</text:p>
          </table:table-cell>
          <table:table-cell office:value-type="string" calcext:value-type="string">
            <text:p>iva do aluno e realidade do curso, desconhecimento sobre o curso, não se identifica com o curso escolhido ou não tem interesse pela habilitação.</text:p>
          </table:table-cell>
        </table:table-row>
        <table:table-row table:style-name="ro1">
          <table:table-cell office:value-type="float" office:value="17356" calcext:value-type="float">
            <text:p>17356</text:p>
          </table:table-cell>
          <table:table-cell office:value-type="string" calcext:value-type="string">
            <text:p>Pedro Gonçaves ds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3-05-23" calcext:value-type="date">
            <text:p>23/05/13</text:p>
          </table:table-cell>
          <table:table-cell office:value-type="float" office:value="997769422" calcext:value-type="float">
            <text:p>997769422</text:p>
          </table:table-cell>
          <table:table-cell office:value-type="string" calcext:value-type="string">
            <text:p><text:a xlink:href="mailto:pegoncalves@globo.com" xlink:type="simple">pegoncalves@globo.com</text:a></text:p>
          </table:table-cell>
          <table:table-cell table:number-columns-repeated="2"/>
          <table:table-cell office:value-type="string" calcext:value-type="string">
            <text:p>Prob Locomocao/Distancia</text:p>
          </table:table-cell>
          <table:table-cell office:value-type="string" calcext:value-type="string">
            <text:p>Dificuldade em ir às aulas – Reside distante da Escola, mudou de endereço (Residencia ou tr</text:p>
          </table:table-cell>
        </table:table-row>
        <table:table-row table:style-name="ro1">
          <table:table-cell office:value-type="float" office:value="16838" calcext:value-type="float">
            <text:p>16838</text:p>
          </table:table-cell>
          <table:table-cell office:value-type="string" calcext:value-type="string">
            <text:p>Iran dos Santos Rei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867814" calcext:value-type="float">
            <text:p>25867814</text:p>
          </table:table-cell>
          <table:table-cell office:value-type="string" calcext:value-type="string">
            <text:p><text:a xlink:href="mailto:iran.reis@cloud.com" xlink:type="simple">iran.reis@cloud.com</text:a></text:p>
          </table:table-cell>
          <table:table-cell office:value-type="float" office:value="970286054" calcext:value-type="float">
            <text:p>970286054</text:p>
          </table:table-cell>
          <table:table-cell/>
          <table:table-cell office:value-type="string" calcext:value-type="string">
            <text:p>Tranf UE</text:p>
          </table:table-cell>
          <table:table-cell office:value-type="string" calcext:value-type="string">
            <text:p>Tranferencia para outra unidade escolar ou outro peróiodo na mesma UE</text:p>
          </table:table-cell>
        </table:table-row>
        <table:table-row table:style-name="ro1">
          <table:table-cell office:value-type="float" office:value="16672" calcext:value-type="float">
            <text:p>16672</text:p>
          </table:table-cell>
          <table:table-cell office:value-type="string" calcext:value-type="string">
            <text:p>Fabiana Francisca da Sa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233578" calcext:value-type="float">
            <text:p>20233578</text:p>
          </table:table-cell>
          <table:table-cell office:value-type="string" calcext:value-type="string">
            <text:p><text:a xlink:href="mailto:ffsnana@yahoo.com.br" xlink:type="simple">ffsnana@yahoo.com.br</text:a></text:p>
          </table:table-cell>
          <table:table-cell office:value-type="float" office:value="992758865" calcext:value-type="float">
            <text:p>992758865</text:p>
          </table:table-cell>
          <table:table-cell/>
          <table:table-cell office:value-type="string" calcext:value-type="string">
            <text:p>- Rel Interp Alunos</text:p>
          </table:table-cell>
          <table:table-cell office:value-type="string" calcext:value-type="string">
            <text:p>Dificuldade no relacionamento interpressoal com alunos e/ou professores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Kamila Ferreira de Siqu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7426667" calcext:value-type="float">
            <text:p>27426667</text:p>
          </table:table-cell>
          <table:table-cell office:value-type="string" calcext:value-type="string">
            <text:p><text:a xlink:href="mailto:chamylalove@yahoo.com.br" xlink:type="simple">chamylalove@yahoo.com.br</text:a></text:p>
          </table:table-cell>
          <table:table-cell office:value-type="float" office:value="975913216" calcext:value-type="float">
            <text:p>975913216</text:p>
          </table:table-cell>
          <table:table-cell/>
          <table:table-cell office:value-type="string" calcext:value-type="string">
            <text:p>descompasso curso</text:p>
          </table:table-cell>
          <table:table-cell office:value-type="string" calcext:value-type="string">
            <text:p>Desmotivação em função do descompasso entre expecta</text:p>
          </table:table-cell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string" calcext:value-type="string">
            <text:p>Michele Dias de Almeida Rodrigu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2172247" calcext:value-type="float">
            <text:p>22172247</text:p>
          </table:table-cell>
          <table:table-cell office:value-type="string" calcext:value-type="string">
            <text:p><text:a xlink:href="mailto:m.a19062013@gmail.com" xlink:type="simple">m.a19062013@gmail.com</text:a></text:p>
          </table:table-cell>
          <table:table-cell office:value-type="float" office:value="977037773" calcext:value-type="float">
            <text:p>977037773</text:p>
          </table:table-cell>
          <table:table-cell/>
          <table:table-cell office:value-type="string" calcext:value-type="string">
            <text:p>oferta empr</text:p>
          </table:table-cell>
          <table:table-cell office:value-type="string" calcext:value-type="string">
            <text:p>Baixa oferta de empregos na área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string" calcext:value-type="string">
            <text:p>Ayrtib Fabui Blando Rimachi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35325745" calcext:value-type="float">
            <text:p>35325745</text:p>
          </table:table-cell>
          <table:table-cell office:value-type="string" calcext:value-type="string">
            <text:p><text:a xlink:href="mailto:ayrton_fabio12@hotmail.com" xlink:type="simple">ayrton_fabio12@hotmail.com</text:a></text:p>
          </table:table-cell>
          <table:table-cell office:value-type="float" office:value="973626555" calcext:value-type="float">
            <text:p>973626555</text:p>
          </table:table-cell>
          <table:table-cell/>
          <table:table-cell office:value-type="string" calcext:value-type="string">
            <text:p>ingress superior</text:p>
          </table:table-cell>
          <table:table-cell office:value-type="string" calcext:value-type="string">
            <text:p>Ingresso no curso superior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office:value-type="string" calcext:value-type="string">
            <text:p>Larissa Teixeira de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table:number-columns-repeated="2"/>
          <table:table-cell office:value-type="float" office:value="27484155" calcext:value-type="float">
            <text:p>27484155</text:p>
          </table:table-cell>
          <table:table-cell office:value-type="string" calcext:value-type="string">
            <text:p><text:a xlink:href="mailto:souza.larissateixeira@gmail.com" xlink:type="simple">souza.larissateixeira@gmail.com</text:a></text:p>
          </table:table-cell>
          <table:table-cell office:value-type="float" office:value="984916616" calcext:value-type="float">
            <text:p>984916616</text:p>
          </table:table-cell>
          <table:table-cell/>
          <table:table-cell office:value-type="string" calcext:value-type="string">
            <text:p>- desenpenho</text:p>
          </table:table-cell>
          <table:table-cell office:value-type="string" calcext:value-type="string">
            <text:p>Dificuldade em acompanhar o curso/baixo desenpepnho no curso</text:p>
          </table:table-cell>
        </table:table-row>
        <table:table-row table:style-name="ro1">
          <table:table-cell office:value-type="float" office:value="15668" calcext:value-type="float">
            <text:p>15668</text:p>
          </table:table-cell>
          <table:table-cell office:value-type="string" calcext:value-type="string">
            <text:p>Kathlem Barbosa de Oliv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0538908" calcext:value-type="float">
            <text:p>20538908</text:p>
          </table:table-cell>
          <table:table-cell office:value-type="string" calcext:value-type="string">
            <text:p><text:a xlink:href="mailto:kathleen48@hotmail.com" xlink:type="simple">kathleen48@hotmail.com</text:a></text:p>
          </table:table-cell>
          <table:table-cell office:value-type="float" office:value="952803340" calcext:value-type="float">
            <text:p>952803340</text:p>
          </table:table-cell>
          <table:table-cell/>
          <table:table-cell office:value-type="string" calcext:value-type="string">
            <text:p>- pessoais</text:p>
          </table:table-cell>
          <table:table-cell office:value-type="string" calcext:value-type="string">
            <text:p>Problemas de ordem pessoal (doença, desenprego, gravidez, falta de recursos para aquisição de materiais escoares e transporte)</text:p>
          </table:table-cell>
        </table:table-row>
        <table:table-row table:style-name="ro1">
          <table:table-cell office:value-type="float" office:value="16745" calcext:value-type="float">
            <text:p>16745</text:p>
          </table:table-cell>
          <table:table-cell office:value-type="string" calcext:value-type="string">
            <text:p>Jessica Mend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37741963" calcext:value-type="float">
            <text:p>37741963</text:p>
          </table:table-cell>
          <table:table-cell office:value-type="string" calcext:value-type="string">
            <text:p><text:a xlink:href="mailto:jmjmendes05@gmail.com" xlink:type="simple">jmjmendes05@gmail.com</text:a></text:p>
          </table:table-cell>
          <table:table-cell office:value-type="float" office:value="963675272" calcext:value-type="float">
            <text:p>963675272</text:p>
          </table:table-cell>
          <table:table-cell/>
          <table:table-cell office:value-type="string" calcext:value-type="string">
            <text:p>- profs</text:p>
          </table:table-cell>
          <table:table-cell office:value-type="string" calcext:value-type="string">
            <text:p>Falta de professores para determinados componentes curriculares</text:p>
          </table:table-cell>
        </table:table-row>
        <table:table-row table:style-name="ro1">
          <table:table-cell office:value-type="float" office:value="16798" calcext:value-type="float">
            <text:p>16798</text:p>
          </table:table-cell>
          <table:table-cell office:value-type="string" calcext:value-type="string">
            <text:p>Leonardo Amaral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135928" calcext:value-type="float">
            <text:p>25135928</text:p>
          </table:table-cell>
          <table:table-cell office:value-type="string" calcext:value-type="string">
            <text:p><text:a xlink:href="mailto:leonardoamaral331@gmail.com" xlink:type="simple">leonardoamaral331@gmail.com</text:a></text:p>
          </table:table-cell>
          <table:table-cell office:value-type="float" office:value="953858463" calcext:value-type="float">
            <text:p>953858463</text:p>
          </table:table-cell>
          <table:table-cell/>
          <table:table-cell office:value-type="string" calcext:value-type="string">
            <text:p>profs preparo</text:p>
          </table:table-cell>
          <table:table-cell office:value-type="string" calcext:value-type="string">
            <text:p>Deficientcia no prepardo dos professores ou falta de aulas práticas</text:p>
          </table:table-cell>
        </table:table-row>
        <table:table-row table:style-name="ro1">
          <table:table-cell office:value-type="float" office:value="16698" calcext:value-type="float">
            <text:p>16698</text:p>
          </table:table-cell>
          <table:table-cell office:value-type="string" calcext:value-type="string">
            <text:p>Maria Clara dos Santos Laudi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263831" calcext:value-type="float">
            <text:p>20263831</text:p>
          </table:table-cell>
          <table:table-cell office:value-type="string" calcext:value-type="string">
            <text:p><text:a xlink:href="mailto:maclaralaudino@hotmail.com" xlink:type="simple">maclaralaudino@hotmail.com</text:a></text:p>
          </table:table-cell>
          <table:table-cell office:value-type="float" office:value="997567571" calcext:value-type="float">
            <text:p>997567571</text:p>
          </table:table-cell>
          <table:table-cell/>
          <table:table-cell table:number-columns-repeated="2" office:value-type="string" calcext:value-type="string">
            <text:p>outros</text:p>
          </table:table-cell>
        </table:table-row>
        <table:table-row table:style-name="ro1">
          <table:table-cell office:value-type="float" office:value="16098" calcext:value-type="float">
            <text:p>16098</text:p>
          </table:table-cell>
          <table:table-cell office:value-type="string" calcext:value-type="string">
            <text:p>Maria Amanda Munhos Almeid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/>
          <table:table-cell office:value-type="float" office:value="20463877" calcext:value-type="float">
            <text:p>20463877</text:p>
          </table:table-cell>
          <table:table-cell office:value-type="string" calcext:value-type="string">
            <text:p><text:a xlink:href="mailto:marina.munhos@hotmail.com" xlink:type="simple">marina.munhos@hotmail.com</text:a></text:p>
          </table:table-cell>
          <table:table-cell office:value-type="float" office:value="959211982" calcext:value-type="float">
            <text:p>959211982</text:p>
          </table:table-cell>
          <table:table-cell table:number-columns-repeated="3"/>
        </table:table-row>
        <table:table-row table:style-name="ro1">
          <table:table-cell office:value-type="float" office:value="17184" calcext:value-type="float">
            <text:p>17184</text:p>
          </table:table-cell>
          <table:table-cell office:value-type="string" calcext:value-type="string">
            <text:p>Djalson Parmezan de Andrade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2808480" calcext:value-type="float">
            <text:p>22808480</text:p>
          </table:table-cell>
          <table:table-cell office:value-type="string" calcext:value-type="string">
            <text:p><text:a xlink:href="mailto:djalson@ig.com.br" xlink:type="simple">djalson@ig.com.br</text:a></text:p>
          </table:table-cell>
          <table:table-cell office:value-type="float" office:value="986608050" calcext:value-type="float">
            <text:p>986608050</text:p>
          </table:table-cell>
          <table:table-cell table:number-columns-repeated="3"/>
        </table:table-row>
        <table:table-row table:style-name="ro1">
          <table:table-cell office:value-type="float" office:value="17435" calcext:value-type="float">
            <text:p>17435</text:p>
          </table:table-cell>
          <table:table-cell office:value-type="string" calcext:value-type="string">
            <text:p>Leandro de Almeida Pint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54091" calcext:value-type="float">
            <text:p>25454091</text:p>
          </table:table-cell>
          <table:table-cell office:value-type="string" calcext:value-type="string">
            <text:p><text:a xlink:href="mailto:tintin.gotep@gmail.com" xlink:type="simple">tintin.gotep@gmail.com</text:a></text:p>
          </table:table-cell>
          <table:table-cell office:value-type="float" office:value="947463574" calcext:value-type="float">
            <text:p>947463574</text:p>
          </table:table-cell>
          <table:table-cell table:number-columns-repeated="3"/>
        </table:table-row>
        <table:table-row table:style-name="ro1">
          <table:table-cell office:value-type="float" office:value="16841" calcext:value-type="float">
            <text:p>16841</text:p>
          </table:table-cell>
          <table:table-cell office:value-type="string" calcext:value-type="string">
            <text:p>Samuel Santos Fausti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40142" calcext:value-type="float">
            <text:p>25440142</text:p>
          </table:table-cell>
          <table:table-cell office:value-type="string" calcext:value-type="string">
            <text:p><text:a xlink:href="mailto:sk.livre@hotmail.com" xlink:type="simple">sk.livre@hotmail.com</text:a></text:p>
          </table:table-cell>
          <table:table-cell office:value-type="float" office:value="947666392" calcext:value-type="float">
            <text:p>947666392</text:p>
          </table:table-cell>
          <table:table-cell table:number-columns-repeated="3"/>
        </table:table-row>
        <table:table-row table:style-name="ro1">
          <table:table-cell office:value-type="float" office:value="16193" calcext:value-type="float">
            <text:p>16193</text:p>
          </table:table-cell>
          <table:table-cell office:value-type="string" calcext:value-type="string">
            <text:p>Evaldo Nogueira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38692747" calcext:value-type="float">
            <text:p>38692747</text:p>
          </table:table-cell>
          <table:table-cell office:value-type="string" calcext:value-type="string">
            <text:p><text:a xlink:href="mailto:evaldosantos9@etec.sp.gov.br" xlink:type="simple">evaldosantos9@etec.sp.gov.br</text:a></text:p>
          </table:table-cell>
          <table:table-cell office:value-type="float" office:value="982627988" calcext:value-type="float">
            <text:p>982627988</text:p>
          </table:table-cell>
          <table:table-cell table:number-columns-repeated="3"/>
        </table:table-row>
        <table:table-row table:style-name="ro1">
          <table:table-cell office:value-type="float" office:value="16495" calcext:value-type="float">
            <text:p>16495</text:p>
          </table:table-cell>
          <table:table-cell office:value-type="string" calcext:value-type="string">
            <text:p>Vinicius Santos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34984913" calcext:value-type="float">
            <text:p>34984913</text:p>
          </table:table-cell>
          <table:table-cell office:value-type="string" calcext:value-type="string">
            <text:p><text:a xlink:href="mailto:vidracariauniversal@yahoo.com.br" xlink:type="simple">vidracariauniversal@yahoo.com.br</text:a></text:p>
          </table:table-cell>
          <table:table-cell office:value-type="float" office:value="985471413" calcext:value-type="float">
            <text:p>985471413</text:p>
          </table:table-cell>
          <table:table-cell table:number-columns-repeated="3"/>
        </table:table-row>
        <table:table-row table:style-name="ro1">
          <table:table-cell office:value-type="float" office:value="15704" calcext:value-type="float">
            <text:p>15704</text:p>
          </table:table-cell>
          <table:table-cell office:value-type="string" calcext:value-type="string">
            <text:p>Diego Bueno Leal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78956" calcext:value-type="float">
            <text:p>25478956</text:p>
          </table:table-cell>
          <table:table-cell office:value-type="string" calcext:value-type="string">
            <text:p><text:a xlink:href="mailto:di123_bueno@hotmail.com" xlink:type="simple">di123_bueno@hotmail.com</text:a></text:p>
          </table:table-cell>
          <table:table-cell office:value-type="float" office:value="987368690" calcext:value-type="float">
            <text:p>987368690</text:p>
          </table:table-cell>
          <table:table-cell table:number-columns-repeated="3"/>
        </table:table-row>
        <table:table-row table:style-name="ro1">
          <table:table-cell office:value-type="float" office:value="13548" calcext:value-type="float">
            <text:p>13548</text:p>
          </table:table-cell>
          <table:table-cell office:value-type="string" calcext:value-type="string">
            <text:p>Lidiane de Castro Alv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/>
          <table:table-cell office:value-type="float" office:value="25694252" calcext:value-type="float">
            <text:p>25694252</text:p>
          </table:table-cell>
          <table:table-cell office:value-type="string" calcext:value-type="string">
            <text:p><text:a xlink:href="mailto:castroalves.silva@hotmail.com" xlink:type="simple">castroalves.silva@hotmail.com</text:a></text:p>
          </table:table-cell>
          <table:table-cell office:value-type="float" office:value="981584634" calcext:value-type="float">
            <text:p>981584634</text:p>
          </table:table-cell>
          <table:table-cell table:number-columns-repeated="3"/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string" calcext:value-type="string">
            <text:p>Thalita Gregorio Castanho</text:p>
          </table:table-cell>
          <table:table-cell/>
          <table:table-cell office:value-type="string" calcext:value-type="string">
            <text:p>Etim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/>
          <table:table-cell office:value-type="float" office:value="25138088" calcext:value-type="float">
            <text:p>25138088</text:p>
          </table:table-cell>
          <table:table-cell office:value-type="string" calcext:value-type="string">
            <text:p><text:a xlink:href="mailto:thalitagregorio@hotmail.com" xlink:type="simple">thalitagregorio@hotmail.com</text:a></text:p>
          </table:table-cell>
          <table:table-cell office:value-type="float" office:value="983253296" calcext:value-type="float">
            <text:p>983253296</text:p>
          </table:table-cell>
          <table:table-cell table:number-columns-repeated="3"/>
        </table:table-row>
        <table:table-row table:style-name="ro1">
          <table:table-cell office:value-type="float" office:value="15796" calcext:value-type="float">
            <text:p>15796</text:p>
          </table:table-cell>
          <table:table-cell office:value-type="string" calcext:value-type="string">
            <text:p>Thais Tatiane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/>
          <table:table-cell office:value-type="float" office:value="20425097" calcext:value-type="float">
            <text:p>20425097</text:p>
          </table:table-cell>
          <table:table-cell office:value-type="string" calcext:value-type="string">
            <text:p><text:a xlink:href="mailto:taistacy@hotmail.com" xlink:type="simple">taistacy@hotmail.com</text:a></text:p>
          </table:table-cell>
          <table:table-cell office:value-type="float" office:value="982073192" calcext:value-type="float">
            <text:p>982073192</text:p>
          </table:table-cell>
          <table:table-cell table:number-columns-repeated="3"/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Andrey rodrigues Muller</text:p>
          </table:table-cell>
          <table:table-cell/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/>
          <table:table-cell office:value-type="float" office:value="20264528" calcext:value-type="float">
            <text:p>20264528</text:p>
          </table:table-cell>
          <table:table-cell office:value-type="string" calcext:value-type="string">
            <text:p><text:a xlink:href="mailto:andreymuller@gmail.com" xlink:type="simple">andreymuller@gmail.com</text:a></text:p>
          </table:table-cell>
          <table:table-cell office:value-type="float" office:value="999316660" calcext:value-type="float">
            <text:p>999316660</text:p>
          </table:table-cell>
          <table:table-cell table:number-columns-repeated="3"/>
        </table:table-row>
        <table:table-row table:style-name="ro1">
          <table:table-cell office:value-type="float" office:value="17397" calcext:value-type="float">
            <text:p>17397</text:p>
          </table:table-cell>
          <table:table-cell office:value-type="string" calcext:value-type="string">
            <text:p>Victor Pereira Gom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/>
          <table:table-cell office:value-type="float" office:value="25444140" calcext:value-type="float">
            <text:p>25444140</text:p>
          </table:table-cell>
          <table:table-cell office:value-type="string" calcext:value-type="string">
            <text:p><text:a xlink:href="mailto:vitorino9317@gmail.com" xlink:type="simple">vitorino9317@gmail.com</text:a></text:p>
          </table:table-cell>
          <table:table-cell office:value-type="float" office:value="952431766" calcext:value-type="float">
            <text:p>952431766</text:p>
          </table:table-cell>
          <table:table-cell table:number-columns-repeated="3"/>
        </table:table-row>
        <table:table-row table:style-name="ro1">
          <table:table-cell office:value-type="float" office:value="17532" calcext:value-type="float">
            <text:p>17532</text:p>
          </table:table-cell>
          <table:table-cell office:value-type="string" calcext:value-type="string">
            <text:p>Stephanie Garcia Valeri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/>
          <table:table-cell office:value-type="float" office:value="25846212" calcext:value-type="float">
            <text:p>25846212</text:p>
          </table:table-cell>
          <table:table-cell office:value-type="string" calcext:value-type="string">
            <text:p><text:a xlink:href="mailto:g2fofa@hotmail.com" xlink:type="simple">g2fofa@hotmail.com</text:a></text:p>
          </table:table-cell>
          <table:table-cell office:value-type="float" office:value="96972229" calcext:value-type="float">
            <text:p>96972229</text:p>
          </table:table-cell>
          <table:table-cell table:number-columns-repeated="3"/>
        </table:table-row>
        <table:table-row table:style-name="ro1">
          <table:table-cell office:value-type="float" office:value="15639" calcext:value-type="float">
            <text:p>15639</text:p>
          </table:table-cell>
          <table:table-cell office:value-type="string" calcext:value-type="string">
            <text:p>Arthur Felix Sous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</text:p>
          </table:table-cell>
          <table:table-cell/>
          <table:table-cell office:value-type="float" office:value="25846453" calcext:value-type="float">
            <text:p>25846453</text:p>
          </table:table-cell>
          <table:table-cell office:value-type="string" calcext:value-type="string">
            <text:p><text:a xlink:href="mailto:arthurfelixsousa@vidaativa.com.br" xlink:type="simple">arthurfelixsousa@vidaativa.com.br</text:a></text:p>
          </table:table-cell>
          <table:table-cell office:value-type="float" office:value="998309912" calcext:value-type="float">
            <text:p>998309912</text:p>
          </table:table-cell>
          <table:table-cell table:number-columns-repeated="3"/>
        </table:table-row>
        <table:table-row table:style-name="ro1">
          <table:table-cell office:value-type="float" office:value="17515" calcext:value-type="float">
            <text:p>17515</text:p>
          </table:table-cell>
          <table:table-cell office:value-type="string" calcext:value-type="string">
            <text:p>Mateus Cicero Ramos Alves</text:p>
          </table:table-cell>
          <table:table-cell/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855479" calcext:value-type="float">
            <text:p>25855479</text:p>
          </table:table-cell>
          <table:table-cell office:value-type="string" calcext:value-type="string">
            <text:p><text:a xlink:href="mailto:mateuscicero123@gmail.com" xlink:type="simple">mateuscicero123@gmail.com</text:a></text:p>
          </table:table-cell>
          <table:table-cell office:value-type="float" office:value="968160775" calcext:value-type="float">
            <text:p>968160775</text:p>
          </table:table-cell>
          <table:table-cell table:number-columns-repeated="3"/>
        </table:table-row>
        <table:table-row table:style-name="ro1">
          <table:table-cell office:value-type="float" office:value="17428" calcext:value-type="float">
            <text:p>17428</text:p>
          </table:table-cell>
          <table:table-cell office:value-type="string" calcext:value-type="string">
            <text:p>Tamirez Nunes Vicente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528542" calcext:value-type="float">
            <text:p>20528542</text:p>
          </table:table-cell>
          <table:table-cell office:value-type="string" calcext:value-type="string">
            <text:p><text:a xlink:href="mailto:dany_sinha08@hotmail.com" xlink:type="simple">dany_sinha08@hotmail.com</text:a></text:p>
          </table:table-cell>
          <table:table-cell office:value-type="float" office:value="985989090" calcext:value-type="float">
            <text:p>9859890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ádia Siqueira de Santan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527042" calcext:value-type="float">
            <text:p>20527042</text:p>
          </table:table-cell>
          <table:table-cell office:value-type="string" calcext:value-type="string">
            <text:p><text:a xlink:href="mailto:nsiqueriadesantanta@gmail.com" xlink:type="simple">nsiqueriadesantanta@gmail.com</text:a></text:p>
          </table:table-cell>
          <table:table-cell office:value-type="float" office:value="984239487" calcext:value-type="float">
            <text:p>984239487</text:p>
          </table:table-cell>
          <table:table-cell table:number-columns-repeated="3"/>
        </table:table-row>
        <table:table-row table:style-name="ro1">
          <table:table-cell office:value-type="float" office:value="17437" calcext:value-type="float">
            <text:p>17437</text:p>
          </table:table-cell>
          <table:table-cell office:value-type="string" calcext:value-type="string">
            <text:p>Gabriel Lobo Barbos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268326" calcext:value-type="float">
            <text:p>20268326</text:p>
          </table:table-cell>
          <table:table-cell office:value-type="string" calcext:value-type="string">
            <text:p><text:a xlink:href="mailto:gabriel_bl@outlook.com" xlink:type="simple">gabriel_bl@outlook.com</text:a></text:p>
          </table:table-cell>
          <table:table-cell office:value-type="float" office:value="981651245" calcext:value-type="float">
            <text:p>981651245</text:p>
          </table:table-cell>
          <table:table-cell table:number-columns-repeated="3"/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string" calcext:value-type="string">
            <text:p>Juliana Mari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621480" calcext:value-type="float">
            <text:p>25621480</text:p>
          </table:table-cell>
          <table:table-cell office:value-type="string" calcext:value-type="string">
            <text:p><text:a xlink:href="mailto:juianasilva01@hotmail.com" xlink:type="simple">juianasilva01@hotmail.com</text:a></text:p>
          </table:table-cell>
          <table:table-cell office:value-type="float" office:value="985577163" calcext:value-type="float">
            <text:p>985577163</text:p>
          </table:table-cell>
          <table:table-cell table:number-columns-repeated="3"/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string" calcext:value-type="string">
            <text:p>Patrícia Ferreira Spa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table:style-name="ce3" office:value-type="string" calcext:value-type="string">
            <text:p>Prob Locomocao/Distancia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845929" calcext:value-type="float">
            <text:p>25845929</text:p>
          </table:table-cell>
          <table:table-cell office:value-type="string" calcext:value-type="string">
            <text:p><text:a xlink:href="mailto:patispano@hotmail.com" xlink:type="simple">patispano@hotmail.com</text:a></text:p>
          </table:table-cell>
          <table:table-cell office:value-type="float" office:value="949513738" calcext:value-type="float">
            <text:p>949513738</text:p>
          </table:table-cell>
          <table:table-cell table:number-columns-repeated="3"/>
        </table:table-row>
        <table:table-row table:style-name="ro1">
          <table:table-cell office:value-type="float" office:value="17142" calcext:value-type="float">
            <text:p>17142</text:p>
          </table:table-cell>
          <table:table-cell office:value-type="string" calcext:value-type="string">
            <text:p>Joyce Elizabeth Nazari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73380" calcext:value-type="float">
            <text:p>25473380</text:p>
          </table:table-cell>
          <table:table-cell office:value-type="string" calcext:value-type="string">
            <text:p><text:a xlink:href="mailto:joycenazariompr@gmail.com" xlink:type="simple">joycenazariompr@gmail.com</text:a></text:p>
          </table:table-cell>
          <table:table-cell office:value-type="float" office:value="940006829" calcext:value-type="float">
            <text:p>940006829</text:p>
          </table:table-cell>
          <table:table-cell table:number-columns-repeated="3"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string" calcext:value-type="string">
            <text:p>Wendel de Oliv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8122997" calcext:value-type="float">
            <text:p>28122997</text:p>
          </table:table-cell>
          <table:table-cell office:value-type="string" calcext:value-type="string">
            <text:p><text:a xlink:href="mailto:wendelbadboy@hotmail.com" xlink:type="simple">wendelbadboy@hotmail.com</text:a></text:p>
          </table:table-cell>
          <table:table-cell office:value-type="float" office:value="952966343" calcext:value-type="float">
            <text:p>952966343</text:p>
          </table:table-cell>
          <table:table-cell table:number-columns-repeated="3"/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string" calcext:value-type="string">
            <text:p>Alvaro Giovane Tupiassu</text:p>
          </table:table-cell>
          <table:table-cell/>
          <table:table-cell office:value-type="string" calcext:value-type="string">
            <text:p>Tec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260530" calcext:value-type="float">
            <text:p>20260530</text:p>
          </table:table-cell>
          <table:table-cell office:value-type="string" calcext:value-type="string">
            <text:p><text:a xlink:href="mailto:tico1995@hotmail.com" xlink:type="simple">tico1995@hotmail.com</text:a></text:p>
          </table:table-cell>
          <table:table-cell office:value-type="float" office:value="976483545" calcext:value-type="float">
            <text:p>976483545</text:p>
          </table:table-cell>
          <table:table-cell table:number-columns-repeated="3"/>
        </table:table-row>
        <table:table-row table:style-name="ro1">
          <table:table-cell office:value-type="float" office:value="16809" calcext:value-type="float">
            <text:p>16809</text:p>
          </table:table-cell>
          <table:table-cell office:value-type="string" calcext:value-type="string">
            <text:p>Ednaldo José de Lim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45644405" calcext:value-type="float">
            <text:p>45644405</text:p>
          </table:table-cell>
          <table:table-cell office:value-type="string" calcext:value-type="string">
            <text:p><text:a xlink:href="mailto:alimadic2000@yahoo.com.br" xlink:type="simple">alimadic2000@yahoo.com.br</text:a></text:p>
          </table:table-cell>
          <table:table-cell office:value-type="float" office:value="972703628" calcext:value-type="float">
            <text:p>972703628</text:p>
          </table:table-cell>
          <table:table-cell table:number-columns-repeated="3"/>
        </table:table-row>
        <table:table-row table:style-name="ro1">
          <table:table-cell office:value-type="float" office:value="17512" calcext:value-type="float">
            <text:p>17512</text:p>
          </table:table-cell>
          <table:table-cell office:value-type="string" calcext:value-type="string">
            <text:p>Ludian Damascento Alv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315748" calcext:value-type="float">
            <text:p>20315748</text:p>
          </table:table-cell>
          <table:table-cell office:value-type="string" calcext:value-type="string">
            <text:p><text:a xlink:href="mailto:ludian-alves@hotmail.com" xlink:type="simple">ludian-alves@hotmail.com</text:a></text:p>
          </table:table-cell>
          <table:table-cell office:value-type="float" office:value="967477594" calcext:value-type="float">
            <text:p>967477594</text:p>
          </table:table-cell>
          <table:table-cell table:number-columns-repeated="3"/>
        </table:table-row>
        <table:table-row table:style-name="ro1">
          <table:table-cell office:value-type="float" office:value="16964" calcext:value-type="float">
            <text:p>16964</text:p>
          </table:table-cell>
          <table:table-cell office:value-type="string" calcext:value-type="string">
            <text:p>Roberta de Oliveira Monçã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422681" calcext:value-type="float">
            <text:p>20422681</text:p>
          </table:table-cell>
          <table:table-cell office:value-type="string" calcext:value-type="string">
            <text:p>marlenemonção@yahoo.com.br</text:p>
          </table:table-cell>
          <table:table-cell office:value-type="float" office:value="971393364" calcext:value-type="float">
            <text:p>971393364</text:p>
          </table:table-cell>
          <table:table-cell table:number-columns-repeated="3"/>
        </table:table-row>
        <table:table-row table:style-name="ro1">
          <table:table-cell office:value-type="float" office:value="17247" calcext:value-type="float">
            <text:p>17247</text:p>
          </table:table-cell>
          <table:table-cell office:value-type="string" calcext:value-type="string">
            <text:p>Lucas Luqusi Kasusbau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63070" calcext:value-type="float">
            <text:p>25463070</text:p>
          </table:table-cell>
          <table:table-cell office:value-type="string" calcext:value-type="string">
            <text:p>lucas.luquesi.yasukna</text:p>
          </table:table-cell>
          <table:table-cell office:value-type="float" office:value="954530697" calcext:value-type="float">
            <text:p>954530697</text:p>
          </table:table-cell>
          <table:table-cell table:number-columns-repeated="3"/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string" calcext:value-type="string">
            <text:p>Mateus Gonzag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444674" calcext:value-type="float">
            <text:p>25444674</text:p>
          </table:table-cell>
          <table:table-cell office:value-type="string" calcext:value-type="string">
            <text:p><text:a xlink:href="mailto:mateus.lidera@hotmail.com" xlink:type="simple">mateus.lidera@hotmail.com</text:a></text:p>
          </table:table-cell>
          <table:table-cell office:value-type="float" office:value="995705580" calcext:value-type="float">
            <text:p>995705580</text:p>
          </table:table-cell>
          <table:table-cell table:number-columns-repeated="3"/>
        </table:table-row>
        <table:table-row table:style-name="ro1">
          <table:table-cell office:value-type="float" office:value="16958" calcext:value-type="float">
            <text:p>16958</text:p>
          </table:table-cell>
          <table:table-cell office:value-type="string" calcext:value-type="string">
            <text:p>Rosana Aparecida de Melho Fonsec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378134" calcext:value-type="float">
            <text:p>20378134</text:p>
          </table:table-cell>
          <table:table-cell office:value-type="string" calcext:value-type="string">
            <text:p><text:a xlink:href="mailto:rosanagil12@gmail.com" xlink:type="simple">rosanagil12@gmail.com</text:a></text:p>
          </table:table-cell>
          <table:table-cell office:value-type="float" office:value="964385858" calcext:value-type="float">
            <text:p>964385858</text:p>
          </table:table-cell>
          <table:table-cell table:number-columns-repeated="3"/>
        </table:table-row>
        <table:table-row table:style-name="ro1">
          <table:table-cell office:value-type="float" office:value="15742" calcext:value-type="float">
            <text:p>15742</text:p>
          </table:table-cell>
          <table:table-cell office:value-type="string" calcext:value-type="string">
            <text:p>EdCarlos Duarte Montur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7268561" calcext:value-type="float">
            <text:p>27268561</text:p>
          </table:table-cell>
          <table:table-cell office:value-type="string" calcext:value-type="string">
            <text:p><text:a xlink:href="mailto:edcarlos_duartemonteiro@hotmail.com" xlink:type="simple">edcarlos_duartemonteiro@hotmail.com</text:a></text:p>
          </table:table-cell>
          <table:table-cell office:value-type="float" office:value="995235363" calcext:value-type="float">
            <text:p>995235363</text:p>
          </table:table-cell>
          <table:table-cell table:number-columns-repeated="3"/>
        </table:table-row>
        <table:table-row table:style-name="ro1">
          <table:table-cell office:value-type="float" office:value="16409" calcext:value-type="float">
            <text:p>16409</text:p>
          </table:table-cell>
          <table:table-cell office:value-type="string" calcext:value-type="string">
            <text:p>Lucas Matheus Araujo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0292147" calcext:value-type="float">
            <text:p>20292147</text:p>
          </table:table-cell>
          <table:table-cell office:value-type="string" calcext:value-type="string">
            <text:p><text:a xlink:href="mailto:lucasmatheus2220@hotmail.com" xlink:type="simple">lucasmatheus2220@hotmail.com</text:a></text:p>
          </table:table-cell>
          <table:table-cell office:value-type="float" office:value="986194456" calcext:value-type="float">
            <text:p>986194456</text:p>
          </table:table-cell>
          <table:table-cell table:number-columns-repeated="3"/>
        </table:table-row>
        <table:table-row table:style-name="ro1">
          <table:table-cell office:value-type="float" office:value="17202" calcext:value-type="float">
            <text:p>17202</text:p>
          </table:table-cell>
          <table:table-cell office:value-type="string" calcext:value-type="string">
            <text:p>Luiz Felipe Pedro Ferr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5613703" calcext:value-type="float">
            <text:p>25613703</text:p>
          </table:table-cell>
          <table:table-cell office:value-type="string" calcext:value-type="string">
            <text:p><text:a xlink:href="mailto:macrispfera@ig.com.br" xlink:type="simple">macrispfera@ig.com.br</text:a></text:p>
          </table:table-cell>
          <table:table-cell office:value-type="float" office:value="992714251" calcext:value-type="float">
            <text:p>992714251</text:p>
          </table:table-cell>
          <table:table-cell table:number-columns-repeated="3"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Wilian Kavin Alves Vian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9570646" calcext:value-type="float">
            <text:p>29570646</text:p>
          </table:table-cell>
          <table:table-cell office:value-type="string" calcext:value-type="string">
            <text:p><text:a xlink:href="mailto:wilian_kevin@hotmail.com" xlink:type="simple">wilian_kevin@hotmail.com</text:a></text:p>
          </table:table-cell>
          <table:table-cell office:value-type="float" office:value="983941711" calcext:value-type="float">
            <text:p>983941711</text:p>
          </table:table-cell>
          <table:table-cell table:number-columns-repeated="3"/>
        </table:table-row>
        <table:table-row table:style-name="ro1">
          <table:table-cell office:value-type="float" office:value="16999" calcext:value-type="float">
            <text:p>16999</text:p>
          </table:table-cell>
          <table:table-cell office:value-type="string" calcext:value-type="string">
            <text:p>Talita Lima de Aguar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0472490" calcext:value-type="float">
            <text:p>20472490</text:p>
          </table:table-cell>
          <table:table-cell office:value-type="string" calcext:value-type="string">
            <text:p><text:a xlink:href="mailto:talita.aguar29@yahoo.com.br" xlink:type="simple">talita.aguar29@yahoo.com.br</text:a></text:p>
          </table:table-cell>
          <table:table-cell office:value-type="float" office:value="980370054" calcext:value-type="float">
            <text:p>9803700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ina Farias Gom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2977544" calcext:value-type="float">
            <text:p>22977544</text:p>
          </table:table-cell>
          <table:table-cell office:value-type="string" calcext:value-type="string">
            <text:p><text:a xlink:href="mailto:tainaa_15@hotmail.com" xlink:type="simple">tainaa_15@hotmail.com</text:a></text:p>
          </table:table-cell>
          <table:table-cell office:value-type="float" office:value="961462122" calcext:value-type="float">
            <text:p>961462122</text:p>
          </table:table-cell>
          <table:table-cell table:number-columns-repeated="3"/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Bianca Lima Simon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5481271" calcext:value-type="float">
            <text:p>25481271</text:p>
          </table:table-cell>
          <table:table-cell office:value-type="string" calcext:value-type="string">
            <text:p><text:a xlink:href="mailto:translertesthia@hotmail.com" xlink:type="simple">translertesthia@hotmail.com</text:a></text:p>
          </table:table-cell>
          <table:table-cell office:value-type="float" office:value="984868590" calcext:value-type="float">
            <text:p>984868590</text:p>
          </table:table-cell>
          <table:table-cell table:number-columns-repeated="3"/>
        </table:table-row>
        <table:table-row table:style-name="ro1">
          <table:table-cell office:value-type="float" office:value="16019" calcext:value-type="float">
            <text:p>16019</text:p>
          </table:table-cell>
          <table:table-cell office:value-type="string" calcext:value-type="string">
            <text:p>Camila Almeida F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5855485" calcext:value-type="float">
            <text:p>25855485</text:p>
          </table:table-cell>
          <table:table-cell/>
          <table:table-cell office:value-type="float" office:value="948009512" calcext:value-type="float">
            <text:p>948009512</text:p>
          </table:table-cell>
          <table:table-cell table:number-columns-repeated="3"/>
        </table:table-row>
        <table:table-row table:style-name="ro1">
          <table:table-cell office:value-type="float" office:value="17315" calcext:value-type="float">
            <text:p>17315</text:p>
          </table:table-cell>
          <table:table-cell office:value-type="string" calcext:value-type="string">
            <text:p>Roseane Mendes de Lima Bezerr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2824361" calcext:value-type="float">
            <text:p>22824361</text:p>
          </table:table-cell>
          <table:table-cell/>
          <table:table-cell office:value-type="float" office:value="960278457" calcext:value-type="float">
            <text:p>960278457</text:p>
          </table:table-cell>
          <table:table-cell table:number-columns-repeated="3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Jhonatan Henrique Marques Bisp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469918" calcext:value-type="float">
            <text:p>20469918</text:p>
          </table:table-cell>
          <table:table-cell/>
          <table:table-cell office:value-type="float" office:value="985246878" calcext:value-type="float">
            <text:p>985246878</text:p>
          </table:table-cell>
          <table:table-cell table:number-columns-repeated="3"/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string" calcext:value-type="string">
            <text:p>Joyce Rossaney August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3652286" calcext:value-type="float">
            <text:p>23652286</text:p>
          </table:table-cell>
          <table:table-cell/>
          <table:table-cell office:value-type="float" office:value="948396535" calcext:value-type="float">
            <text:p>948396535</text:p>
          </table:table-cell>
          <table:table-cell table:number-columns-repeated="3"/>
        </table:table-row>
        <table:table-row table:style-name="ro1">
          <table:table-cell office:value-type="float" office:value="16584" calcext:value-type="float">
            <text:p>16584</text:p>
          </table:table-cell>
          <table:table-cell office:value-type="string" calcext:value-type="string">
            <text:p>Ariane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468289" calcext:value-type="float">
            <text:p>20468289</text:p>
          </table:table-cell>
          <table:table-cell/>
          <table:table-cell office:value-type="float" office:value="982814255" calcext:value-type="float">
            <text:p>982814255</text:p>
          </table:table-cell>
          <table:table-cell table:number-columns-repeated="3"/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string" calcext:value-type="string">
            <text:p>Danilo Evangelista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6384427" calcext:value-type="float">
            <text:p>26384427</text:p>
          </table:table-cell>
          <table:table-cell/>
          <table:table-cell office:value-type="float" office:value="9958837503" calcext:value-type="float">
            <text:p>9958837503</text:p>
          </table:table-cell>
          <table:table-cell table:number-columns-repeated="3"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Luan Marcos Sales Santos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5114394" calcext:value-type="float">
            <text:p>25114394</text:p>
          </table:table-cell>
          <table:table-cell/>
          <table:table-cell office:value-type="float" office:value="949186877" calcext:value-type="float">
            <text:p>949186877</text:p>
          </table:table-cell>
          <table:table-cell table:number-columns-repeated="3"/>
        </table:table-row>
        <table:table-row table:style-name="ro1">
          <table:table-cell office:value-type="float" office:value="17488" calcext:value-type="float">
            <text:p>17488</text:p>
          </table:table-cell>
          <table:table-cell office:value-type="string" calcext:value-type="string">
            <text:p>Thamires Iskiki da Cruz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1577751" calcext:value-type="float">
            <text:p>21577751</text:p>
          </table:table-cell>
          <table:table-cell/>
          <table:table-cell office:value-type="float" office:value="989759774" calcext:value-type="float">
            <text:p>989759774</text:p>
          </table:table-cell>
          <table:table-cell table:number-columns-repeated="3"/>
        </table:table-row>
        <table:table-row table:style-name="ro1">
          <table:table-cell office:value-type="float" office:value="16489" calcext:value-type="float">
            <text:p>16489</text:p>
          </table:table-cell>
          <table:table-cell office:value-type="string" calcext:value-type="string">
            <text:p>Mayara Robeiros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5479624" calcext:value-type="float">
            <text:p>25479624</text:p>
          </table:table-cell>
          <table:table-cell/>
          <table:table-cell office:value-type="float" office:value="968397938" calcext:value-type="float">
            <text:p>968397938</text:p>
          </table:table-cell>
          <table:table-cell table:number-columns-repeated="3"/>
        </table:table-row>
        <table:table-row table:style-name="ro1">
          <table:table-cell office:value-type="float" office:value="15942" calcext:value-type="float">
            <text:p>15942</text:p>
          </table:table-cell>
          <table:table-cell office:value-type="string" calcext:value-type="string">
            <text:p>Thaina dos Santos Gomes Per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0161278" calcext:value-type="float">
            <text:p>20161278</text:p>
          </table:table-cell>
          <table:table-cell/>
          <table:table-cell office:value-type="float" office:value="955570211" calcext:value-type="float">
            <text:p>955570211</text:p>
          </table:table-cell>
          <table:table-cell table:number-columns-repeated="3"/>
        </table:table-row>
        <table:table-row table:style-name="ro1">
          <table:table-cell office:value-type="float" office:value="16073" calcext:value-type="float">
            <text:p>16073</text:p>
          </table:table-cell>
          <table:table-cell office:value-type="string" calcext:value-type="string">
            <text:p>Rafael dos Anjos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5715059" calcext:value-type="float">
            <text:p>25715059</text:p>
          </table:table-cell>
          <table:table-cell/>
          <table:table-cell office:value-type="float" office:value="958577031" calcext:value-type="float">
            <text:p>958577031</text:p>
          </table:table-cell>
          <table:table-cell table:number-columns-repeated="3"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string" calcext:value-type="string">
            <text:p>Jefferson Moura Aguiar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table:number-columns-repeated="2"/>
          <table:table-cell office:value-type="float" office:value="998348150" calcext:value-type="float">
            <text:p>998348150</text:p>
          </table:table-cell>
          <table:table-cell table:number-columns-repeated="3"/>
        </table:table-row>
        <table:table-row table:style-name="ro1">
          <table:table-cell office:value-type="float" office:value="16988" calcext:value-type="float">
            <text:p>16988</text:p>
          </table:table-cell>
          <table:table-cell office:value-type="string" calcext:value-type="string">
            <text:p>Amanda Alice Ramalho de Oliv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5-23" calcext:value-type="date">
            <text:p>23/05/16</text:p>
          </table:table-cell>
          <table:table-cell office:value-type="float" office:value="20431665" calcext:value-type="float">
            <text:p>20431665</text:p>
          </table:table-cell>
          <table:table-cell/>
          <table:table-cell office:value-type="float" office:value="969020551" calcext:value-type="float">
            <text:p>969020551</text:p>
          </table:table-cell>
          <table:table-cell table:number-columns-repeated="3"/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string" calcext:value-type="string">
            <text:p>Adriano Augusto de Oliveira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office:value-type="float" office:value="20533982" calcext:value-type="float">
            <text:p>20533982</text:p>
          </table:table-cell>
          <table:table-cell/>
          <table:table-cell office:value-type="float" office:value="981304964" calcext:value-type="float">
            <text:p>9813049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celle Borges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briel lobo Brabos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ádia Siqueira de Santan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mires nunes Vicente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chele de Souza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eus Soares de Oliv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anda da Silva Ferr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ciana Aparecida Marcian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ego Gabriel Pereira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na Giglio Coelh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imberly Vitoria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nyse Vitoriano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briela Leite Roman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eus Augusto da Paz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20" calcext:value-type="date">
            <text:p>20/07/16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monn Araujo Barbosa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table:number-columns-repeated="2"/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ao Vitor Brag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yra Souz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los Matheus Pentead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lisses Antonio Ferreira Iden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bora dos Santos martin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erok Nunes de Souz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guel Amaral 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nrique Francisco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vis Ferreira de Souz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7-20" calcext:value-type="date">
            <text:p>20/07/16</text:p>
          </table:table-cell>
          <table:table-cell table:number-columns-repeated="6"/>
        </table:table-row>
        <table:table-row table:style-name="ro1">
          <table:table-cell office:value-type="float" office:value="17514" calcext:value-type="float">
            <text:p>17514</text:p>
          </table:table-cell>
          <table:table-cell office:value-type="string" calcext:value-type="string">
            <text:p>Lidiane Emidio Belo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 office:value-type="float" office:value="17504" calcext:value-type="float">
            <text:p>17504</text:p>
          </table:table-cell>
          <table:table-cell office:value-type="string" calcext:value-type="string">
            <text:p>Andressa Tenorio Cavalcanti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 office:value-type="float" office:value="16802" calcext:value-type="float">
            <text:p>16802</text:p>
          </table:table-cell>
          <table:table-cell office:value-type="string" calcext:value-type="string">
            <text:p>Bianca Moraes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 office:value-type="float" office:value="16891" calcext:value-type="float">
            <text:p>16891</text:p>
          </table:table-cell>
          <table:table-cell office:value-type="string" calcext:value-type="string">
            <text:p>Helen Cristina Pereira Cruz do Nasciment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7-08" calcext:value-type="date">
            <text:p>08/07/16</text:p>
          </table:table-cell>
          <table:table-cell table:number-columns-repeated="6"/>
        </table:table-row>
        <table:table-row table:style-name="ro1">
          <table:table-cell office:value-type="float" office:value="17416" calcext:value-type="float">
            <text:p>17416</text:p>
          </table:table-cell>
          <table:table-cell office:value-type="string" calcext:value-type="string">
            <text:p>Leticia Oliveira Batist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string" calcext:value-type="string">
            <text:p>Ruth Ramos Ferr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string" calcext:value-type="string">
            <text:p>Raquel Nogueira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string" calcext:value-type="string">
            <text:p>Edilaine de Oliveira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string" calcext:value-type="string">
            <text:p>Andressa Alves Dia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6863" calcext:value-type="float">
            <text:p>16863</text:p>
          </table:table-cell>
          <table:table-cell office:value-type="string" calcext:value-type="string">
            <text:p>Keyti Nayara Reis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date" office:date-value="2016-05-23" calcext:value-type="date">
            <text:p>23/05/16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string" calcext:value-type="string">
            <text:p>Guilherme Roch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string" calcext:value-type="string">
            <text:p>Elaine Leite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ifAcompanharCurso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6943" calcext:value-type="float">
            <text:p>16943</text:p>
          </table:table-cell>
          <table:table-cell office:value-type="string" calcext:value-type="string">
            <text:p>Daniele Nunes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4768" calcext:value-type="float">
            <text:p>14768</text:p>
          </table:table-cell>
          <table:table-cell office:value-type="string" calcext:value-type="string">
            <text:p>Danilo Barbosa de Amorin Lourenç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Nadine Fernandes Medeir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style-name="ce4" office:value-type="date" office:date-value="2016-05-23" calcext:value-type="date">
            <text:p>23/05/16</text:p>
          </table:table-cell>
          <table:table-cell table:number-columns-repeated="6"/>
        </table:table-row>
        <table:table-row table:style-name="ro1">
          <table:table-cell office:value-type="float" office:value="16952" calcext:value-type="float">
            <text:p>16952</text:p>
          </table:table-cell>
          <table:table-cell office:value-type="string" calcext:value-type="string">
            <text:p>Danyane Almeida do Nasciment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office:value-type="string" calcext:value-type="string">
            <text:p>-Conc EscxTrabCursos</text:p>
          </table:table-cell>
          <table:table-cell office:value-type="string" calcext:value-type="string">
            <text:p>iva do aluno e realidade do curso, desconhecimento sobre o curso, não se identifica com o curso escolhido ou não tem interesse pela habilitação.</text:p>
          </table:table-cell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string" calcext:value-type="string">
            <text:p>Tais de Santana Brag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table:style-name="ce4" office:value-type="string" calcext:value-type="string">
            <text:p>2sem2015</text:p>
          </table:table-cell>
          <table:table-cell table:number-columns-repeated="4"/>
          <table:table-cell office:value-type="string" calcext:value-type="string">
            <text:p>Prob Locomocao/Distancia</text:p>
          </table:table-cell>
          <table:table-cell office:value-type="string" calcext:value-type="string">
            <text:p>Dificuldade em ir às aulas – Reside distante da Escola, mudou de endereço (Residencia ou tr</text:p>
          </table:table-cell>
        </table:table-row>
        <table:table-row table:style-name="ro1">
          <table:table-cell office:value-type="float" office:value="16791" calcext:value-type="float">
            <text:p>16791</text:p>
          </table:table-cell>
          <table:table-cell office:value-type="string" calcext:value-type="string">
            <text:p>Ellen Daniela F.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table:style-name="ce4"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office:value-type="string" calcext:value-type="string">
            <text:p>Tranf UE</text:p>
          </table:table-cell>
          <table:table-cell office:value-type="string" calcext:value-type="string">
            <text:p>Tranferencia para outra unidade escolar ou outro peróiodo na mesma UE</text:p>
          </table:table-cell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string" calcext:value-type="string">
            <text:p>Pamela Rocha Ma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Ambiente Escolar</text:p>
          </table:table-cell>
          <table:table-cell table:style-name="ce4"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- Rel Interp Alunos</text:p>
          </table:table-cell>
          <table:table-cell office:value-type="string" calcext:value-type="string">
            <text:p>Dificuldade no relacionamento interpressoal com alunos e/ou professores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string" calcext:value-type="string">
            <text:p>Ricardo Gomes de Mou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table:style-name="ce4" office:value-type="string" calcext:value-type="string">
            <text:p>2sem2015</text:p>
          </table:table-cell>
          <table:table-cell table:number-columns-repeated="4"/>
          <table:table-cell office:value-type="string" calcext:value-type="string">
            <text:p>descompasso curso</text:p>
          </table:table-cell>
          <table:table-cell office:value-type="string" calcext:value-type="string">
            <text:p>Desmotivação em função do descompasso entre expecta</text:p>
          </table:table-cell>
        </table:table-row>
        <table:table-row table:style-name="ro1">
          <table:table-cell office:value-type="float" office:value="16789" calcext:value-type="float">
            <text:p>16789</text:p>
          </table:table-cell>
          <table:table-cell office:value-type="string" calcext:value-type="string">
            <text:p>Miria Lima Lem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table:style-name="ce4" office:value-type="string" calcext:value-type="string">
            <text:p>2sem2015</text:p>
          </table:table-cell>
          <table:table-cell table:number-columns-repeated="4"/>
          <table:table-cell office:value-type="string" calcext:value-type="string">
            <text:p>oferta empr</text:p>
          </table:table-cell>
          <table:table-cell office:value-type="string" calcext:value-type="string">
            <text:p>Baixa oferta de empregos na área</text:p>
          </table:table-cell>
        </table:table-row>
        <table:table-row table:style-name="ro1">
          <table:table-cell office:value-type="float" office:value="16790" calcext:value-type="float">
            <text:p>16790</text:p>
          </table:table-cell>
          <table:table-cell office:value-type="string" calcext:value-type="string">
            <text:p>Paloma Almeida deMel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style-name="ce4" office:value-type="string" calcext:value-type="string">
            <text:p>2sem2015</text:p>
          </table:table-cell>
          <table:table-cell table:number-columns-repeated="4"/>
          <table:table-cell office:value-type="string" calcext:value-type="string">
            <text:p>ingress superior</text:p>
          </table:table-cell>
          <table:table-cell office:value-type="string" calcext:value-type="string">
            <text:p>Ingresso no curso superior</text:p>
          </table:table-cell>
        </table:table-row>
        <table:table-row table:style-name="ro1">
          <table:table-cell office:value-type="float" office:value="16918" calcext:value-type="float">
            <text:p>16918</text:p>
          </table:table-cell>
          <table:table-cell office:value-type="string" calcext:value-type="string">
            <text:p>Leticia Amaral de A.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table:style-name="ce4" office:value-type="string" calcext:value-type="string">
            <text:p>2sem2015</text:p>
          </table:table-cell>
          <table:table-cell table:number-columns-repeated="4"/>
          <table:table-cell office:value-type="string" calcext:value-type="string">
            <text:p>DifAcompanharCurso</text:p>
          </table:table-cell>
          <table:table-cell office:value-type="string" calcext:value-type="string">
            <text:p>Dificuldade em acompanhar o curso/baixo desenpepnho no curso</text:p>
          </table:table-cell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string" calcext:value-type="string">
            <text:p>Rogerio josé Rodrig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4"/>
          <table:table-cell office:value-type="string" calcext:value-type="string">
            <text:p>- pessoais</text:p>
          </table:table-cell>
          <table:table-cell office:value-type="string" calcext:value-type="string">
            <text:p>Problemas de ordem pessoal (doença, desenprego, gravidez, falta de recursos para aquisição de materiais escoares e transporte)</text:p>
          </table:table-cell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string" calcext:value-type="string">
            <text:p>Sheila de Souza Firme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office:value-type="string" calcext:value-type="string">
            <text:p>- profs</text:p>
          </table:table-cell>
          <table:table-cell office:value-type="string" calcext:value-type="string">
            <text:p>Falta de professores para determinados componentes curriculares</text:p>
          </table:table-cell>
        </table:table-row>
        <table:table-row table:style-name="ro1">
          <table:table-cell office:value-type="float" office:value="15968" calcext:value-type="float">
            <text:p>15968</text:p>
          </table:table-cell>
          <table:table-cell office:value-type="string" calcext:value-type="string">
            <text:p>Gildelly da Silva Amancio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office:value-type="string" calcext:value-type="string">
            <text:p>- preparo profs</text:p>
          </table:table-cell>
          <table:table-cell office:value-type="string" calcext:value-type="string">
            <text:p>Deficientcia no prepardo dos professores ou falta de aulas práticas</text:p>
          </table:table-cell>
        </table:table-row>
        <table:table-row table:style-name="ro1">
          <table:table-cell office:value-type="float" office:value="16209" calcext:value-type="float">
            <text:p>16209</text:p>
          </table:table-cell>
          <table:table-cell office:value-type="string" calcext:value-type="string">
            <text:p>Felipe Silva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4"/>
          <table:table-cell table:number-columns-repeated="2" office:value-type="string" calcext:value-type="string">
            <text:p>outros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Vinicius Monteiro Sampai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309" calcext:value-type="float">
            <text:p>16309</text:p>
          </table:table-cell>
          <table:table-cell office:value-type="string" calcext:value-type="string">
            <text:p>Thiago Lima M.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string" calcext:value-type="string">
            <text:p>Jonas Ferreira Pont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Ivan Crispim Nogu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string" calcext:value-type="string">
            <text:p>Carlos Alverto pereira de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3849" calcext:value-type="float">
            <text:p>13849</text:p>
          </table:table-cell>
          <table:table-cell office:value-type="string" calcext:value-type="string">
            <text:p>Caue Dorta Custodio 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609" calcext:value-type="float">
            <text:p>13609</text:p>
          </table:table-cell>
          <table:table-cell office:value-type="string" calcext:value-type="string">
            <text:p>Jealmer de Oliveira Camp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string" calcext:value-type="string">
            <text:p>Arthur Yuri R. F. De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302" calcext:value-type="float">
            <text:p>16302</text:p>
          </table:table-cell>
          <table:table-cell office:value-type="string" calcext:value-type="string">
            <text:p>Lucas Moreira Ribeir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string" calcext:value-type="string">
            <text:p>Julio Alves Leitoz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589" calcext:value-type="float">
            <text:p>16589</text:p>
          </table:table-cell>
          <table:table-cell office:value-type="string" calcext:value-type="string">
            <text:p>Luiz Paulo de Freitas Junior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string" calcext:value-type="string">
            <text:p>Kaique Ferreira de Lacer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Lucas Pereira Carmon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85" calcext:value-type="float">
            <text:p>15785</text:p>
          </table:table-cell>
          <table:table-cell office:value-type="string" calcext:value-type="string">
            <text:p>Marcleide Lima Lop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74" calcext:value-type="float">
            <text:p>15774</text:p>
          </table:table-cell>
          <table:table-cell office:value-type="string" calcext:value-type="string">
            <text:p>Danilo Dantas dos rei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string" calcext:value-type="string">
            <text:p>Jefferson Souza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string" calcext:value-type="string">
            <text:p>Ingrid M. Figueiredo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Edson do C. Ferreira dos Jr.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ticya Mender Maria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niela Ribeiro de Sou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vid Machado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ex Rosario Ferreira Aveli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hnny Jars de Almeid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heus Raimundo Cornedi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iffer Almeida de Barros Cost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Daniela moreira Alve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 + Prob Locomoçã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string" calcext:value-type="string">
            <text:p>Alberto Pereira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string" calcext:value-type="string">
            <text:p>Camila da Silva Ma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Josaide dos Santos Santan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Ricardo Alves d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string" calcext:value-type="string">
            <text:p>Mayara Barbosa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ifAcompanhar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676" calcext:value-type="float">
            <text:p>15676</text:p>
          </table:table-cell>
          <table:table-cell office:value-type="string" calcext:value-type="string">
            <text:p>Simone Gama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957" calcext:value-type="float">
            <text:p>15957</text:p>
          </table:table-cell>
          <table:table-cell office:value-type="string" calcext:value-type="string">
            <text:p>Gilson de Alvorada Almeid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mara Juliana da Silv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mes Sampaio Oliv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string" calcext:value-type="string">
            <text:p>Anderson Voira de Castr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string" calcext:value-type="string">
            <text:p>Lucas Aires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911" calcext:value-type="float">
            <text:p>15911</text:p>
          </table:table-cell>
          <table:table-cell office:value-type="string" calcext:value-type="string">
            <text:p>Irene Alv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3449" calcext:value-type="float">
            <text:p>13449</text:p>
          </table:table-cell>
          <table:table-cell office:value-type="string" calcext:value-type="string">
            <text:p>Adrielly Matheus Calil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string" calcext:value-type="string">
            <text:p>Leonardo Rima da Roch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Geovane lopes Rozs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875" calcext:value-type="float">
            <text:p>15875</text:p>
          </table:table-cell>
          <table:table-cell office:value-type="string" calcext:value-type="string">
            <text:p>Durval Barbosa Giaquinto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30" calcext:value-type="float">
            <text:p>15730</text:p>
          </table:table-cell>
          <table:table-cell office:value-type="string" calcext:value-type="string">
            <text:p>Denise Alves Duarte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string" calcext:value-type="string">
            <text:p>Alexandra Barcelos Corre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string" calcext:value-type="string">
            <text:p>Alexandre Harmandez Alan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string" calcext:value-type="string">
            <text:p>Thaynara Gonçalves Cardos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string" calcext:value-type="string">
            <text:p>Carolina Valeria Alv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307" calcext:value-type="float">
            <text:p>16307</text:p>
          </table:table-cell>
          <table:table-cell office:value-type="string" calcext:value-type="string">
            <text:p>Alan Henrique Meira dos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cardo Kokoyam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nda dos Santos Souza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ulo henrque Basilio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rei Luiz de Deus Ribeiro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string" calcext:value-type="string">
            <text:p>Suzana Silva de Almeida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string" calcext:value-type="string">
            <text:p>Rafael Gonçalv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2757" calcext:value-type="float">
            <text:p>12757</text:p>
          </table:table-cell>
          <table:table-cell office:value-type="string" calcext:value-type="string">
            <text:p>Ederson dos Santos martin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879" calcext:value-type="float">
            <text:p>15879</text:p>
          </table:table-cell>
          <table:table-cell office:value-type="string" calcext:value-type="string">
            <text:p>Jonas Lopes Vidal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string" calcext:value-type="string">
            <text:p>Elizangela Manani Quintasi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cilene Caroline Detoni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ysandra Correia Gomes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017" calcext:value-type="float">
            <text:p>16017</text:p>
          </table:table-cell>
          <table:table-cell office:value-type="string" calcext:value-type="string">
            <text:p>Joseane de Sal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4171" calcext:value-type="float">
            <text:p>14171</text:p>
          </table:table-cell>
          <table:table-cell office:value-type="string" calcext:value-type="string">
            <text:p>Sueli Araujo dos Santos e Lim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5728" calcext:value-type="float">
            <text:p>15728</text:p>
          </table:table-cell>
          <table:table-cell office:value-type="string" calcext:value-type="string">
            <text:p>Vanessa Goes nogueir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string" calcext:value-type="string">
            <text:p>Dilma Vasti P. S. Sampai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string" calcext:value-type="string">
            <text:p>Silvana Calisto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string" calcext:value-type="string">
            <text:p>Paulo Ricardo S. Freita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Edson Ramos de Jesu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Lucilene de A Canoirez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phany lopes da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lita da Mata Santo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thalia Assis dos S. Lopes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ceu Alves da Costa junior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isca De Fátima Lim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669" calcext:value-type="float">
            <text:p>16669</text:p>
          </table:table-cell>
          <table:table-cell office:value-type="string" calcext:value-type="string">
            <text:p>Marilene Colombo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737" calcext:value-type="float">
            <text:p>16737</text:p>
          </table:table-cell>
          <table:table-cell office:value-type="string" calcext:value-type="string">
            <text:p>Phelipe A. B. Silv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string" calcext:value-type="string">
            <text:p>Guilherme Maciel Pereira</text:p>
          </table:table-cell>
          <table:table-cell table:number-columns-repeated="2"/>
          <table:table-cell office:value-type="string" calcext:value-type="string">
            <text:p>Informát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ifAcompanharCurso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icius Santana</text:p>
          </table:table-cell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uno dos Santos Lim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thur Linhrares Freitas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I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phael Peixoto Saraiv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I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string" calcext:value-type="string">
            <text:p>Dinah rodha de Macedo marques Lobato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table:number-columns-repeated="3"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Allan Ricardo G. Carvaloho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Integral</text:p>
          </table:table-cell>
          <table:table-cell/>
          <table:table-cell office:value-type="string" calcext:value-type="string">
            <text:p>1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string" calcext:value-type="string">
            <text:p>Rogerio Gomes da Silva</text:p>
          </table:table-cell>
          <table:table-cell/>
          <table:table-cell office:value-type="string" calcext:value-type="string">
            <text:p>E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1Sem2015</text:p>
          </table:table-cell>
          <table:table-cell table:number-columns-repeated="6"/>
        </table:table-row>
        <table:table-row table:style-name="ro1">
          <table:table-cell office:value-type="float" office:value="16944" calcext:value-type="float">
            <text:p>16944</text:p>
          </table:table-cell>
          <table:table-cell office:value-type="string" calcext:value-type="string">
            <text:p>Tatiane Ap. N. Vieira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string" calcext:value-type="string">
            <text:p>Rute de Souza Costa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794" calcext:value-type="float">
            <text:p>16794</text:p>
          </table:table-cell>
          <table:table-cell office:value-type="string" calcext:value-type="string">
            <text:p>Pamla dos Santos Pagnotti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097" calcext:value-type="float">
            <text:p>16097</text:p>
          </table:table-cell>
          <table:table-cell office:value-type="string" calcext:value-type="string">
            <text:p>Kelly dos Santos leite</text:p>
          </table:table-cell>
          <table:table-cell table:number-columns-repeated="2"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string" calcext:value-type="string">
            <text:p>Erica Costa moreir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4493" calcext:value-type="float">
            <text:p>14493</text:p>
          </table:table-cell>
          <table:table-cell office:value-type="string" calcext:value-type="string">
            <text:p>SuelenS. Da Cost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string" calcext:value-type="string">
            <text:p>Jeremias M. Barbos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817" calcext:value-type="float">
            <text:p>16817</text:p>
          </table:table-cell>
          <table:table-cell office:value-type="string" calcext:value-type="string">
            <text:p>Juliana J. Mour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string" calcext:value-type="string">
            <text:p>Dayana Januario Mour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sem2015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string" calcext:value-type="string">
            <text:p>Aline Romano dos Santos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922" calcext:value-type="float">
            <text:p>16922</text:p>
          </table:table-cell>
          <table:table-cell office:value-type="string" calcext:value-type="string">
            <text:p>Flavia Grade da silva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808" calcext:value-type="float">
            <text:p>16808</text:p>
          </table:table-cell>
          <table:table-cell office:value-type="string" calcext:value-type="string">
            <text:p>Mirella Z. Dorfelino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786" calcext:value-type="float">
            <text:p>16786</text:p>
          </table:table-cell>
          <table:table-cell office:value-type="string" calcext:value-type="string">
            <text:p>Suellen Porfision Dias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6821" calcext:value-type="float">
            <text:p>16821</text:p>
          </table:table-cell>
          <table:table-cell office:value-type="string" calcext:value-type="string">
            <text:p>Guilherme A. Alves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sem2015</text:p>
          </table:table-cell>
          <table:table-cell table:number-columns-repeated="6"/>
        </table:table-row>
        <table:table-row table:style-name="ro1">
          <table:table-cell office:value-type="float" office:value="15781" calcext:value-type="float">
            <text:p>15781</text:p>
          </table:table-cell>
          <table:table-cell office:value-type="string" calcext:value-type="string">
            <text:p>Caio Vinicius Penha Cesar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748" calcext:value-type="float">
            <text:p>15748</text:p>
          </table:table-cell>
          <table:table-cell office:value-type="string" calcext:value-type="string">
            <text:p>Adriano Santos da Silv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5952" calcext:value-type="float">
            <text:p>15952</text:p>
          </table:table-cell>
          <table:table-cell office:value-type="string" calcext:value-type="string">
            <text:p>Walter Petry do Nascimento Filho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Damiao dos Santos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lan Maximo R. Turatti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abner de O. Campos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mires Mendes Tasi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ao leandro dos Santos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fael Honorio da Silv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lita Barros de Sá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ndro de Oliveira Diniz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fael Burik Nascimento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naldo Ramos de Souz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los Humberto Pereira da Silva Jr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3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go Miguel Paiva Heyes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3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enilson Amaro de Souz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2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ssica Olipio Aragão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3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string" calcext:value-type="string">
            <text:p>Emanuel dos Santos Parente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5Sem2</text:p>
          </table:table-cell>
          <table:table-cell table:number-columns-repeated="6"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Maristela Teles de Santan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5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Sara Costa Oliveira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5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string" calcext:value-type="string">
            <text:p>Anderson Luiz de P. Duarte</text:p>
          </table:table-cell>
          <table:table-cell table:number-columns-repeated="2"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5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liana Acassia Silva Teixeira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icius Moareas Minowa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iza Camila R. Felizardo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cole Ferreir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string" calcext:value-type="string">
            <text:p>David Felipe Domingues F. Da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rgana Teixeira da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biana jose Raimund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ner Souza Fontes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string" calcext:value-type="string">
            <text:p>Ida Leticia Quinteir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isama Cesario Sobrinh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sé Donizete Pereir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lly Aparecida Carsos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yla Paes dos santos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string" calcext:value-type="string">
            <text:p>Reiziane Moares dos Santo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864" calcext:value-type="float">
            <text:p>15864</text:p>
          </table:table-cell>
          <table:table-cell office:value-type="string" calcext:value-type="string">
            <text:p>Jessica da Silv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Denise dos Anjos Silv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string" calcext:value-type="string">
            <text:p>Erika da S. Santo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lma da Silva Nune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biana Rodrigues de Souz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len de Carvalo Silva Nasciment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ce Moreira Roch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er Kulaif de Meneze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icka Silva Fonte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lmar Naba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ilda da Silva Lopes Tomaz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is Gonçalves Inacio Grill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eice Maria da Silv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pe Menezes Torre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ane Euzete da Cruz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trícia de Oliveira Maced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Bianca Aline da Roch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string" calcext:value-type="string">
            <text:p>Leticia Metta Fernand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uleica Bueno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ré luis de Macedo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iely da Silva Rei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elen Almeida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a Carolina M.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na Leandro Martinh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iana sampaio Ito Machad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liana Sampaio Ito Machad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an Silva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is Regina Pi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talicia P. Dos S.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liana de Souza Pinheir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lita Suzubi Teix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ago de Freitas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ndro Rodrigues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uno Pereira Pinha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ssara Matias de Mendonç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djalma Berner Souza Junio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vi da Silva Medeir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ca G.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istina de Paula Gaspar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loma Dias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Ambiente Escola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islaine R. Ramos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ssica de Carlos Cebrian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ifAcompanhar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riano dos Santos de Abreu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sé Rodrigues de Amarant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atha Cristina Ináci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vid José Rodrigu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 Edna Ferreir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anca Thamiries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uno Lopes Ne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éia Micaela Soares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reza Tain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sé Cleber Estevam Carvalh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lson Borges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drigo Fonts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alo Farias Bertulin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is Carvalho de F.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nas Azevedo Portilh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rla Ap. Almeid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werton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iany Pereira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verton Torres do Nascimen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ego Bueno leal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yara Bardelo Ruiz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mone Feliciano Nogu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briela Martins Santos Abreu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beca das Neves Gonçal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ctor Pereira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fael Gonçalv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rnanda Aiara S. Leit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iz Carlos Alves Cos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C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ilys Donisete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iane Pereira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eus Henrique P. Cardos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ellen Cristine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celo Nunes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ivaldo jr. Sandos da roch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lson Ferreia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991" calcext:value-type="float">
            <text:p>15991</text:p>
          </table:table-cell>
          <table:table-cell office:value-type="string" calcext:value-type="string">
            <text:p>Kathleen Pereira Al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5630" calcext:value-type="float">
            <text:p>15630</text:p>
          </table:table-cell>
          <table:table-cell office:value-type="string" calcext:value-type="string">
            <text:p>Grazielle Silva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Eloisa Maria Pereir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fane Garcia Paixa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Maria Jeane dos Santos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string" calcext:value-type="string">
            <text:p>Leonardo Alves dos Santos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una Feliciano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 office:value-type="float" office:value="16014" calcext:value-type="float">
            <text:p>16014</text:p>
          </table:table-cell>
          <table:table-cell office:value-type="string" calcext:value-type="string">
            <text:p>Igor Galan Angelim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ré P. Venanciao Jurio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nilo Duarte de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nubio Rodrigues Bezer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mantha Joseane Fernand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thalia Aparecida Moreno Teix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uno Correia Mari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iz Henrique Ferreira Andrad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iane da Silva Nun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ine Duarte da Cunh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isca R.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ize Diva Pinheiro Al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udilne Adrian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ício Mariano Andrad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io Stuart Gualian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val Jeova de Carvalho G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yton Dias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an Teixeira do Carm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lcleia Soares de Toled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ricia Ferreira Span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pe lop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udeison Márcio A.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iz Ricardo Machad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an Felipe F.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islene da Silva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ica de Oliveira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ange Maria O. De Arauj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sley Sratu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2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3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rnanda Bresson Pi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3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tur Felix Ataide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table:number-columns-repeated="5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ao Alfredo R. Pereira</text:p>
          </table:table-cell>
          <table:table-cell/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3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na de Carvalh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Etim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elo Cecilio Mendes Lop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os Antonio de Almeida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na Soares Mourão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renz Veloso Ferreira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zy Hellen de Oliveira Costa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table:number-columns-repeated="5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oline Reis da Silva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vid Rodrigo n. Do santos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celia de Matos Lima 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intia de Carvaloho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rge Augusto de Alencar Tavares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reza do Nascimento Rocha</text:p>
          </table:table-cell>
          <table:table-cell table:number-columns-repeated="2"/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runa Bernandino Vital Sirino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nilo de Sa Souza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pe Ferreira de Lima</text:p>
          </table:table-cell>
          <table:table-cell office:value-type="string" calcext:value-type="string">
            <text:p>Kobayashi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biana da Silva Barbos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ila Amante Oliveir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ias Gabriel Ferreira Cardoso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mela Nogueira de Oliveira Santos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 Cordina Barbosa de Oliveira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uno Henrique de Assunção C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rnando Carlos Ferreira</text:p>
          </table:table-cell>
          <table:table-cell office:value-type="string" calcext:value-type="string">
            <text:p>CEU Pq S. Carlos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eus Santana de Oliveira J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ressa dos Santo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ago Cordeiro da Silv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fael da S. Nascimento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llington Bonke dos Santo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shington Pessoa Matos Junior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celo Ferreira dos santo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ulo Vinicius C, Rei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thalia Silva Santo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pe Augusto de C. Lacerd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fs preparo</text:p>
          </table:table-cell>
          <table:table-cell office:value-type="string" calcext:value-type="string">
            <text:p>2014Sem1</text:p>
          </table:table-cell>
          <table:table-cell table:number-columns-repeated="4"/>
          <table:table-cell office:value-type="string" calcext:value-type="string">
            <text:p>baixa qualidade do cur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iano José Silv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ago Santana de Oliveira ?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uilherme Dias Cazula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fael de Oliveira Macedo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len Mayara da Silva Alve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cas Vinicius do Nascimento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Inf p/ Inte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anda da Silva Medeiros</text:p>
          </table:table-cell>
          <table:table-cell office:value-type="string" calcext:value-type="string">
            <text:p>CEU Azul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tia Valeria da Silva Barros Cavalcant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ssika Alv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grid de Carvalho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biola Guedes Freita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 Claudia mariano Toqueton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ário Galdino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nata Affonso de Olviveira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1</text:p>
          </table:table-cell>
          <table:table-cell table:number-columns-repeated="4"/>
          <table:table-cell office:value-type="string" calcext:value-type="string">
            <text:p>muito perigoso se locomover ate a esc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tiana de Oliveria so Nascimen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ana silva Borge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ila de Oliveria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nifer Bessy de Almeid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4"/>
          <table:table-cell office:value-type="string" calcext:value-type="string">
            <text:p>fazer outro cur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aina de Brito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gelica Ostoni Anbu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4"/>
          <table:table-cell office:value-type="string" calcext:value-type="string">
            <text:p>tem formação superiro e achou que nao compesava mais continuar no cur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nanda Xavier de Ma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uana Tavares Marqu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nique Cristina Gonçal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 Paula Baltazar Quisp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bert Moreira da Silva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nessa de Souza Vicent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B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jane Bezerra so Nascimen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nifer Bessy de Almeida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uardo Masahiro Iod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ssica da Silva Pedros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anciele Cristina Esteves de Freita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scila Moreira de Souza Olivie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lita do Nascimento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lcineide Aparecida P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lly Abdo de Faria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 de Lourdes da Costa Nery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va Aparecidade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 Paula Inacion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quel Costa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a Inerid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llian Bonpam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erson do Nascimento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ncy dos Santos Ram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miris Guimareas pai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chelle Silva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lipi Ruulino da Cost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ia Aparecida de Souza Abreu Moraes Maci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vid José Rodrigu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ia Micaela Soares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3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bora de Souza nogu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2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biana Correa da Cunh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drigo Araujo de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onardo Andre maria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ão Gleyson Pereira de Jesus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ide Crispim Nogueir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ugusto Rodrigues Ishibashi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briela Guimaraes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ifAcompanhar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ustavo Augusto Maudu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lávio Henrique Gimenez de Abreu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ulo Carvaloho da Silva Junio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briela Carvalho Per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liana Ramos dos Sau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cos Gonçalv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nina Souz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uton Paijeu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drigo Araujo de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essandra de Almeida 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4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anda Motta de Alenca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niane Janis P. Vila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2L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nane da Rocha Rig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ego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2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ric Barbosa Nagã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an Kardec da Silva Junio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an Souza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3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ago Marques Lisbo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a Cardina de oliv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osé Ferreira Lim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ra Figueiredo Apolinári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ago Marques lisbo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yna de Oliv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ulia Feitosa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iza Cristina Pereira de Lim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ticia Rodrigues B. Vueu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ck Douglas Florido da Silv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hane Alves dos santos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audia Regina de Lima de Oliv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los Roberto Ferreira de Oliveira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Servicos Juridico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4Sem1</text:p>
          </table:table-cell>
          <table:table-cell table:number-columns-repeated="6"/>
        </table:table-row>
        <table:table-row table:style-name="ro1">
          <table:table-cell office:value-type="float" office:value="12774" calcext:value-type="float">
            <text:p>12774</text:p>
          </table:table-cell>
          <table:table-cell office:value-type="string" calcext:value-type="string">
            <text:p>Isabelle L. De o. Mirand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string" calcext:value-type="string">
            <text:p>Lidia Bezerra Alves Jorg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Juliana Pereira Machad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string" calcext:value-type="string">
            <text:p>Danilo Melo Mora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B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string" calcext:value-type="string">
            <text:p>Bruna Cristina F. Leitã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458" calcext:value-type="float">
            <text:p>13458</text:p>
          </table:table-cell>
          <table:table-cell office:value-type="string" calcext:value-type="string">
            <text:p>Claudiana Medeir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string" calcext:value-type="string">
            <text:p>Carla de Souza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59" calcext:value-type="float">
            <text:p>13159</text:p>
          </table:table-cell>
          <table:table-cell office:value-type="string" calcext:value-type="string">
            <text:p>Diana Tainan Alvar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291" calcext:value-type="float">
            <text:p>13291</text:p>
          </table:table-cell>
          <table:table-cell office:value-type="string" calcext:value-type="string">
            <text:p>Perola Leticia F. S. Ferraz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2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Leonardo Campos Gabriel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279" calcext:value-type="float">
            <text:p>13279</text:p>
          </table:table-cell>
          <table:table-cell office:value-type="string" calcext:value-type="string">
            <text:p>Monique dos Santos V. Rodrigu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string" calcext:value-type="string">
            <text:p>Jainane R.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string" calcext:value-type="string">
            <text:p>Deise Rugino Pinheir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275" calcext:value-type="float">
            <text:p>13275</text:p>
          </table:table-cell>
          <table:table-cell office:value-type="string" calcext:value-type="string">
            <text:p>Adriana Mot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289" calcext:value-type="float">
            <text:p>13289</text:p>
          </table:table-cell>
          <table:table-cell office:value-type="string" calcext:value-type="string">
            <text:p>Leonor Barbosa Catarin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string" calcext:value-type="string">
            <text:p>Katiana de Oliveira so Nascimen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392" calcext:value-type="float">
            <text:p>13392</text:p>
          </table:table-cell>
          <table:table-cell office:value-type="string" calcext:value-type="string">
            <text:p>Nicolas da Silva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string" calcext:value-type="string">
            <text:p>Elaine M.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88" calcext:value-type="float">
            <text:p>13088</text:p>
          </table:table-cell>
          <table:table-cell office:value-type="string" calcext:value-type="string">
            <text:p>Dennilson A. Valadão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string" calcext:value-type="string">
            <text:p>Gilberto Bispo dos S. Júnio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ifAcompanharCurso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77" calcext:value-type="float">
            <text:p>13077</text:p>
          </table:table-cell>
          <table:table-cell office:value-type="string" calcext:value-type="string">
            <text:p>Sarah S. Vi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82" calcext:value-type="float">
            <text:p>13082</text:p>
          </table:table-cell>
          <table:table-cell office:value-type="string" calcext:value-type="string">
            <text:p>Brigida Whi Rodrigues Lop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Cintia de Farias Cama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Ligia de Souza Vi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06" calcext:value-type="float">
            <text:p>13106</text:p>
          </table:table-cell>
          <table:table-cell office:value-type="string" calcext:value-type="string">
            <text:p>Ivan Santiago Sampai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Suelen C. R.Tavar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string" calcext:value-type="string">
            <text:p>Milena de Sant Ana Roman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Vinicius V. Hayashi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string" calcext:value-type="string">
            <text:p>Icaro Galvão da Fonsec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97" calcext:value-type="float">
            <text:p>13097</text:p>
          </table:table-cell>
          <table:table-cell office:value-type="string" calcext:value-type="string">
            <text:p>Ana Claudia G. Buzz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string" calcext:value-type="string">
            <text:p>Leticia Almeida V.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string" calcext:value-type="string">
            <text:p>Eliel Azevedo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89" calcext:value-type="float">
            <text:p>13089</text:p>
          </table:table-cell>
          <table:table-cell office:value-type="string" calcext:value-type="string">
            <text:p>Caroline Ap. Marqu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Contabilidade</text:p>
          </table:table-cell>
          <table:table-cell office:value-type="string" calcext:value-type="string">
            <text:p>1C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209" calcext:value-type="float">
            <text:p>13209</text:p>
          </table:table-cell>
          <table:table-cell office:value-type="string" calcext:value-type="string">
            <text:p>Felipe Sil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Médio</text:p>
          </table:table-cell>
          <table:table-cell office:value-type="string" calcext:value-type="string">
            <text:p>1MA</text:p>
          </table:table-cell>
          <table:table-cell office:value-type="string" calcext:value-type="string">
            <text:p>Tard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string" calcext:value-type="string">
            <text:p>Wallace Gabriel F. Barcel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1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Fabio Silva Pint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1I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descompasso curso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Daniel Rocha Carvalho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1I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string" calcext:value-type="string">
            <text:p>Willan Pereira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1I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string" calcext:value-type="string">
            <text:p>Luca Alv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Informática</text:p>
          </table:table-cell>
          <table:table-cell office:value-type="string" calcext:value-type="string">
            <text:p>1IB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string" calcext:value-type="string">
            <text:p>Fernanda Soares Bezer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Igor Felix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string" calcext:value-type="string">
            <text:p>Willian Aragão R. S. Aguilar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string" calcext:value-type="string">
            <text:p>Leonardo C. G.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Marcelo Lopes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Alison Sacramento At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Taylor Lourenço Lim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Fernando Cerqueira Dica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string" calcext:value-type="string">
            <text:p>Camila Monteiro A.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ingress superior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string" calcext:value-type="string">
            <text:p>Claudia Alves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7" calcext:value-type="float">
            <text:p>13017</text:p>
          </table:table-cell>
          <table:table-cell office:value-type="string" calcext:value-type="string">
            <text:p>Pamela K. Da Cruz Saba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Pamela Rodrigues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string" calcext:value-type="string">
            <text:p>Frrancismar da Cos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string" calcext:value-type="string">
            <text:p>Ivan Crispin nogu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string" calcext:value-type="string">
            <text:p>Natany Viana Severiam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A</text:p>
          </table:table-cell>
          <table:table-cell office:value-type="string" calcext:value-type="string">
            <text:p>Manhã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Clayton Ap. Nunes Leal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Jean Michael da Silv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Logística</text:p>
          </table:table-cell>
          <table:table-cell office:value-type="string" calcext:value-type="string">
            <text:p>1L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string" calcext:value-type="string">
            <text:p>Maria Luiza C. Fernande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308" calcext:value-type="float">
            <text:p>13308</text:p>
          </table:table-cell>
          <table:table-cell office:value-type="string" calcext:value-type="string">
            <text:p>Douglas Agiz de Souz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Francine de Melho Belone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18" calcext:value-type="float">
            <text:p>13118</text:p>
          </table:table-cell>
          <table:table-cell office:value-type="string" calcext:value-type="string">
            <text:p>Lais Regina Pereira da Cos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Tiago Mot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Luiciana de Oliveira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Fernando Coelho dos Santo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string" calcext:value-type="string">
            <text:p>Eduardo Silva M. Dias</text:p>
          </table:table-cell>
          <table:table-cell office:value-type="string" calcext:value-type="string">
            <text:p>SEDE</text:p>
          </table:table-cell>
          <table:table-cell/>
          <table:table-cell office:value-type="string" calcext:value-type="string">
            <text:p>Servicos Juridicos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string" calcext:value-type="string">
            <text:p>Gabriel mendes Pereir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N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Ana Paula da Silv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table:style-name="ce2"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José Roberto de Oliveira Santan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Fabiana da silva Barbos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string" calcext:value-type="string">
            <text:p>João <text:s/>Augusto Oliveira Danta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2021" calcext:value-type="float">
            <text:p>12021</text:p>
          </table:table-cell>
          <table:table-cell office:value-type="string" calcext:value-type="string">
            <text:p>Antonia Inacia Kavaguchi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2061" calcext:value-type="float">
            <text:p>12061</text:p>
          </table:table-cell>
          <table:table-cell office:value-type="string" calcext:value-type="string">
            <text:p>Camila Baptista Buen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Valquiria Dias F. Net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M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string" calcext:value-type="string">
            <text:p>Allison Bruno da S. Santo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Inf p/ Internet</text:p>
          </table:table-cell>
          <table:table-cell office:value-type="string" calcext:value-type="string">
            <text:p>1I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Claudia Regina Moren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Inf p/ Internet</text:p>
          </table:table-cell>
          <table:table-cell office:value-type="string" calcext:value-type="string">
            <text:p>1I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string" calcext:value-type="string">
            <text:p>Erick Henrique N. Nascimento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Inf p/ Internet</text:p>
          </table:table-cell>
          <table:table-cell office:value-type="string" calcext:value-type="string">
            <text:p>1I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Maria das Dores Almeida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Inf p/ Internet</text:p>
          </table:table-cell>
          <table:table-cell office:value-type="string" calcext:value-type="string">
            <text:p>1I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17" calcext:value-type="float">
            <text:p>13017</text:p>
          </table:table-cell>
          <table:table-cell office:value-type="string" calcext:value-type="string">
            <text:p>Rodrigo Pereira dos satnos</text:p>
          </table:table-cell>
          <table:table-cell office:value-type="string" calcext:value-type="string">
            <text:p>CEU Azul</text:p>
          </table:table-cell>
          <table:table-cell/>
          <table:table-cell office:value-type="string" calcext:value-type="string">
            <text:p>Inf p/ Internet</text:p>
          </table:table-cell>
          <table:table-cell office:value-type="string" calcext:value-type="string">
            <text:p>1IM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string" calcext:value-type="string">
            <text:p>Leticia de C. Frota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Reginaldo Aparecido silva Barbosa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31" calcext:value-type="float">
            <text:p>13031</text:p>
          </table:table-cell>
          <table:table-cell office:value-type="string" calcext:value-type="string">
            <text:p>Rodrigo Romão Gomes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string" calcext:value-type="string">
            <text:p>Lessa Ferreira V. Da silva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string" calcext:value-type="string">
            <text:p>Tamires Paixão Azevedo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Fernando Silva Reis</text:p>
          </table:table-cell>
          <table:table-cell office:value-type="string" calcext:value-type="string">
            <text:p>CEU Pq S. Carlos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C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Gisele Brito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string" calcext:value-type="string">
            <text:p>David Fernandes da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Francisco S. A. De Oliveir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string" calcext:value-type="string">
            <text:p>Lana Gonçalves lim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Weliana Oliveira dos Santos</text:p>
          </table:table-cell>
          <table:table-cell table:number-columns-repeated="2"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Joice Karina D. Da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Janicleide Barbosa da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Rodonfo dos Santos Silv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Stefany Cristina Nov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string" calcext:value-type="string">
            <text:p>Vania de Oliveira Francisc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string" calcext:value-type="string">
            <text:p>Leonardo C. Agostinh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17" calcext:value-type="float">
            <text:p>13017</text:p>
          </table:table-cell>
          <table:table-cell office:value-type="string" calcext:value-type="string">
            <text:p>Darlene Sassi de A. Bisp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/>
          <table:table-cell office:value-type="string" calcext:value-type="string">
            <text:p>2013Sem1</text:p>
          </table:table-cell>
          <table:table-cell table:number-columns-repeated="3"/>
          <table:table-cell office:value-type="string" calcext:value-type="string">
            <text:p>impossivel</text:p>
          </table:table-cell>
          <table:table-cell table:number-columns-repeated="2"/>
        </table:table-row>
        <table:table-row table:style-name="ro1">
          <table:table-cell office:value-type="float" office:value="13022" calcext:value-type="float">
            <text:p>13022</text:p>
          </table:table-cell>
          <table:table-cell office:value-type="string" calcext:value-type="string">
            <text:p>Caroline Moraes de Oliveir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4"/>
          <table:table-cell office:value-type="string" calcext:value-type="string">
            <text:p>faltou cicos dias iniciais</text:p>
          </table:table-cell>
          <table:table-cell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Talita V. Nascimento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Conc EscxTrabCursos + Prob Locomocao/Distancia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Katia dos Reis Correa</text:p>
          </table:table-cell>
          <table:table-cell office:value-type="string" calcext:value-type="string">
            <text:p>Kobayashi</text:p>
          </table:table-cell>
          <table:table-cell/>
          <table:table-cell office:value-type="string" calcext:value-type="string">
            <text:p>Administração</text:p>
          </table:table-cell>
          <table:table-cell office:value-type="string" calcext:value-type="string">
            <text:p>1AK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- pessoais</text:p>
          </table:table-cell>
          <table:table-cell office:value-type="string" calcext:value-type="string">
            <text:p>2013Sem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4:21:36.667172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5:55:26.447438277</meta:creation-date>
    <dc:date>2016-08-05T16:31:18.948634704</dc:date>
    <meta:editing-duration>PT7H16M25S</meta:editing-duration>
    <meta:editing-cycles>355</meta:editing-cycles>
    <meta:generator>LibreOffice/5.0.6.2$Linux_X86_64 LibreOffice_project/00$Build-2</meta:generator>
    <meta:document-statistic meta:table-count="1" meta:cell-count="4497" meta:object-count="0"/>
  </office:meta>
</office:document-meta>
</file>